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8000004B0142F165E86F37B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0.081cm" svg:y="-1cm" svg:width="12.081cm" svg:height="8.04cm" draw:z-index="0"><draw:image xlink:href="Pictures/1000000100000708000004B0142F165E86F37BE3.png" xlink:type="simple" xlink:show="embed" xlink:actuate="onLoad" draw:mime-type="image/png"/></draw:frame><draw:frame draw:style-name="fr1" draw:name="Immagine2" text:anchor-type="char" svg:x="0.081cm" svg:y="7.652cm" svg:width="12.081cm" svg:height="8.04cm" draw:z-index="1"><draw:image xlink:href="Pictures/1000000100000708000004B0142F165E86F37BE3.png" xlink:type="simple" xlink:show="embed" xlink:actuate="onLoad" draw:mime-type="image/png"/></draw:frame><draw:frame draw:style-name="fr1" draw:name="Immagine3" text:anchor-type="char" svg:x="0.081cm" svg:y="15.9cm" svg:width="12.081cm" svg:height="8.04cm" draw:z-index="2"><draw:image xlink:href="Pictures/1000000100000708000004B0142F165E86F37B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0:05:05.385491616</meta:creation-date>
    <meta:print-date>2022-05-14T11:00:35.044724100</meta:print-date>
    <dc:date>2022-05-14T11:23:01.391283437</dc:date>
    <meta:editing-duration>PT23M14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